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16C000000B95B7758A36.svm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TexMathsArgs="14§latex§\begin{table}&#10;\begin{tabular}{cccc|c|cccc|}&#10;\cline{1-9}&#10;f_3 &amp; f_2 &amp; f_1 &amp; f_0  &amp;&amp;&amp;&amp;&amp; \\&#10;\cline{1-9}&#10;0 &amp; 0 &amp; 0 &amp; 1 &amp;a&amp;a&amp;e&amp;f&amp;f\\&#10;0 &amp; 0 &amp; 1 &amp; 0 &amp;b&amp;a&amp;b&amp;c&amp;d\\&#10;0 &amp; 1 &amp; 0 &amp; 0 &amp;c&amp;a&amp;b&amp;c&amp;c\\&#10;1 &amp; 0 &amp; 0 &amp; 0 &amp;d&amp;d&amp;b&amp;c&amp;d\\&#10;0 &amp; 0 &amp; 1 &amp; 1 &amp;e&amp;-&amp;b&amp;-&amp;-\\&#10;0 &amp; 1 &amp; 0 &amp; 1 &amp;f&amp;-&amp;-&amp;c&amp;c\\&#10;\cline{1-9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152cm" svg:height="4.15cm" svg:x="0.318cm" svg:y="1.165cm">
          <draw:image xlink:href="Pictures/20000001000016C000000B95B7758A36.svm" xlink:type="simple" xlink:show="embed" xlink:actuate="onLoad">
            <text:p/>
          </draw:image>
        </draw:frame>
        <draw:frame draw:style-name="gr2" draw:text-style-name="P2" draw:layer="layout" svg:width="2.068cm" svg:height="0.802cm" svg:x="1.405cm" svg:y="0.273cm">
          <draw:text-box>
            <text:p><text:span text:style-name="T1">متغیرہ حالات</text:span></text:p>
          </draw:text-box>
        </draw:frame>
        <draw:frame draw:style-name="gr3" draw:layer="layout" svg:width="0.632cm" svg:height="0.469cm" svg:x="5.139cm" svg:y="1.23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632cm" svg:height="0.469cm" svg:x="5.986cm" svg:y="1.2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632cm" svg:height="0.469cm" svg:x="6.847cm" svg:y="1.2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0.632cm" svg:height="0.469cm" svg:x="7.679cm" svg:y="1.2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1.526cm" svg:height="0.802cm" svg:x="6.243cm" svg:y="0.273cm">
          <draw:text-box>
            <text:p><text:span text:style-name="T1">درآمدات</text:span></text:p>
          </draw:text-box>
        </draw:frame>
        <draw:frame draw:style-name="gr3" draw:layer="layout" svg:width="0.993cm" svg:height="0.529cm" svg:x="5.471cm" svg:y="0.37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4" draw:text-style-name="P1" draw:layer="layout" svg:width="0.181cm" svg:height="3.099cm" draw:transform="rotate (1.5707963267946) translate (5.171cm 1.13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2" draw:layer="layout" svg:width="0.997cm" svg:height="0.802cm" svg:x="4.141cm" svg:y="1.088cm">
          <draw:text-box>
            <text:p><text:span text:style-name="T1">حال</text:span></text:p>
          </draw:text-box>
        </draw:frame>
        <draw:custom-shape draw:style-name="gr5" draw:text-style-name="P1" draw:layer="layout" svg:width="0.438cm" svg:height="0.423cm" svg:x="5.262cm" svg:y="1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38cm" svg:height="0.423cm" svg:x="6.093cm" svg:y="2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38cm" svg:height="0.423cm" svg:x="6.986cm" svg:y="3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38cm" svg:height="0.423cm" svg:x="7.802cm" svg:y="3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38cm" svg:height="0.423cm" svg:x="5.293cm" svg:y="3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38cm" svg:height="0.423cm" svg:x="7.832cm" svg:y="3.5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181cm" svg:height="3.523cm" draw:transform="rotate (1.5707963267946) translate (0.56cm 1.12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23T17:11:41</dc:date>
    <dc:creator>kkk </dc:creator>
    <meta:generator>LibreOffice/3.3$Linux LibreOffice_project/330m19$Build-401</meta:generator>
    <meta:editing-duration>PT17H6M7S</meta:editing-duration>
    <meta:editing-cycles>69</meta:editing-cycles>
    <meta:document-statistic meta:object-count="17"/>
  </office:meta>
</office:document-meta>
</file>

<file path=Object 1/content.xml><?xml version="1.0" encoding="utf-8"?>
<math xmlns="http://www.w3.org/1998/Math/MathML">
  <semantics>
    <mn>00</mn>
    <annotation encoding="StarMath 5.0">00</annotation>
  </semantics>
</math>
</file>

<file path=Object 2/content.xml><?xml version="1.0" encoding="utf-8"?>
<math xmlns="http://www.w3.org/1998/Math/MathML">
  <semantics>
    <mn>01</mn>
    <annotation encoding="StarMath 5.0">01</annotation>
  </semantics>
</math>
</file>

<file path=Object 3/content.xml><?xml version="1.0" encoding="utf-8"?>
<math xmlns="http://www.w3.org/1998/Math/MathML">
  <semantics>
    <mn>11</mn>
    <annotation encoding="StarMath 5.0">11</annotation>
  </semantics>
</math>
</file>

<file path=Object 4/content.xml><?xml version="1.0" encoding="utf-8"?>
<math xmlns="http://www.w3.org/1998/Math/MathML">
  <semantics>
    <mn>10</mn>
    <annotation encoding="StarMath 5.0">10</annotation>
  </semantics>
</math>
</file>

<file path=Object 5/content.xml><?xml version="1.0" encoding="utf-8"?>
<math xmlns="http://www.w3.org/1998/Math/MathML">
  <semantics>
    <mrow>
      <msub>
        <mi>x</mi>
        <mn>1</mn>
      </msub>
      <msub>
        <mi>x</mi>
        <mn>0</mn>
      </msub>
    </mrow>
    <annotation encoding="StarMath 5.0">x_1 x_0</annotation>
  </semantics>
</math>
</file>